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11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2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2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29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1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32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33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34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3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54785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8" table:default-cell-style-name="ce25"/>
        <table:table-column table:style-name="co7" table:number-columns-repeated="899" table:default-cell-style-name="ce25"/>
        <table:table-column table:style-name="co7" table:number-columns-repeated="112" table:default-cell-style-name="ce35"/>
        <table:table-row table:style-name="ro1">
          <table:table-cell table:style-name="ce24" office:value-type="string" calcext:value-type="string" table:number-columns-spanned="2" table:number-rows-spanned="1">
            <text:p>一覧へ</text:p>
          </table:table-cell>
          <table:covered-table-cell/>
          <table:table-cell table:style-name="ce24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54785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number-columns-repeated="2" table:style-name="ce26" office:value-type="float" office:value="28" calcext:value-type="float">
            <text:p>28</text:p>
          </table:table-cell>
          <table:table-cell table:style-name="ce26" office:value-type="float" office:value="30" calcext:value-type="float">
            <text:p>30</text:p>
          </table:table-cell>
          <table:table-cell table:style-name="ce28" office:value-type="float" office:value="30" calcext:value-type="float">
            <text:p>30</text:p>
          </table:table-cell>
          <table:table-cell table:style-name="ce30" office:value-type="date" office:date-value="2018-11-01" calcext:value-type="date">
            <text:p>2018-11-0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2" calcext:value-type="date">
            <text:p>2018-11-02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11-03" calcext:value-type="date">
            <text:p>2018-11-03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11-04" calcext:value-type="date">
            <text:p>2018-11-04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5" calcext:value-type="date">
            <text:p>2018-11-05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6" calcext:value-type="date">
            <text:p>2018-11-0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7" calcext:value-type="date">
            <text:p>2018-11-07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8" calcext:value-type="date">
            <text:p>2018-11-08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9" calcext:value-type="date">
            <text:p>2018-11-09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11-10" calcext:value-type="date">
            <text:p>2018-11-10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11-11" calcext:value-type="date">
            <text:p>2018-11-11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2" calcext:value-type="date">
            <text:p>2018-11-12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3" calcext:value-type="date">
            <text:p>2018-11-13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4" calcext:value-type="date">
            <text:p>2018-11-14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5" calcext:value-type="date">
            <text:p>2018-11-15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6" calcext:value-type="date">
            <text:p>2018-11-16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11-17" calcext:value-type="date">
            <text:p>2018-11-17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11-18" calcext:value-type="date">
            <text:p>2018-11-18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9" calcext:value-type="date">
            <text:p>2018-11-19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0" calcext:value-type="date">
            <text:p>2018-11-20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1" calcext:value-type="date">
            <text:p>2018-11-21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2" calcext:value-type="date">
            <text:p>2018-11-22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4" office:value-type="date" office:date-value="2018-11-23" calcext:value-type="date">
            <text:p>2018-11-23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11-24" calcext:value-type="date">
            <text:p>2018-11-24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11-25" calcext:value-type="date">
            <text:p>2018-11-25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6" calcext:value-type="date">
            <text:p>2018-11-26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7" calcext:value-type="date">
            <text:p>2018-11-27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8" calcext:value-type="date">
            <text:p>2018-11-28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9" calcext:value-type="date">
            <text:p>2018-11-29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30" calcext:value-type="date">
            <text:p>2018-11-30</text:p>
          </table:table-cell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6" table:number-columns-repeated="3"/>
          <table:table-cell table:style-name="ce28"/>
          <table:table-cell table:style-name="ce33"/>
          <table:table-cell table:style-name="ce26" table:number-columns-repeated="8"/>
          <table:table-cell table:number-columns-repeated="1011"/>
        </table:table-row>
        <table:table-row table:style-name="ro1">
          <table:table-cell table:style-name="ce26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45454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8" table:default-cell-style-name="ce25"/>
        <table:table-column table:style-name="co7" table:number-columns-repeated="899" table:default-cell-style-name="ce25"/>
        <table:table-column table:style-name="co7" table:number-columns-repeated="120" table:default-cell-style-name="ce35"/>
        <table:table-row table:style-name="ro1">
          <table:table-cell table:style-name="ce24" office:value-type="string" calcext:value-type="string" table:number-columns-spanned="2" table:number-rows-spanned="1">
            <text:p>一覧へ</text:p>
          </table:table-cell>
          <table:covered-table-cell/>
          <table:table-cell table:style-name="ce24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8"/>
          <table:table-cell table:style-name="ce30" office:value-type="date" office:date-value="2018-11-01" calcext:value-type="date">
            <text:p>2018-11-01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2" calcext:value-type="date">
            <text:p>2018-11-02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1" office:value-type="date" office:date-value="2018-11-03" calcext:value-type="date">
            <text:p>2018-11-03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11-04" calcext:value-type="date">
            <text:p>2018-11-04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5" calcext:value-type="date">
            <text:p>2018-11-05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6" calcext:value-type="date">
            <text:p>2018-11-06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7" calcext:value-type="date">
            <text:p>2018-11-07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8" calcext:value-type="date">
            <text:p>2018-11-08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09" calcext:value-type="date">
            <text:p>2018-11-09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11-10" calcext:value-type="date">
            <text:p>2018-11-10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11-11" calcext:value-type="date">
            <text:p>2018-11-11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2" calcext:value-type="date">
            <text:p>2018-11-12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3" calcext:value-type="date">
            <text:p>2018-11-13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4" calcext:value-type="date">
            <text:p>2018-11-14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5" calcext:value-type="date">
            <text:p>2018-11-15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6" calcext:value-type="date">
            <text:p>2018-11-16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11-17" calcext:value-type="date">
            <text:p>2018-11-17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11-18" calcext:value-type="date">
            <text:p>2018-11-18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19" calcext:value-type="date">
            <text:p>2018-11-19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0" calcext:value-type="date">
            <text:p>2018-11-20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1" calcext:value-type="date">
            <text:p>2018-11-21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2" calcext:value-type="date">
            <text:p>2018-11-22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4" office:value-type="date" office:date-value="2018-11-23" calcext:value-type="date">
            <text:p>2018-11-23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3" office:value-type="date" office:date-value="2018-11-24" calcext:value-type="date">
            <text:p>2018-11-24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2" office:value-type="date" office:date-value="2018-11-25" calcext:value-type="date">
            <text:p>2018-11-25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6" calcext:value-type="date">
            <text:p>2018-11-26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7" calcext:value-type="date">
            <text:p>2018-11-27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8" calcext:value-type="date">
            <text:p>2018-11-28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29" calcext:value-type="date">
            <text:p>2018-11-29</text:p>
          </table:table-cell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28"/>
          <table:table-cell table:style-name="ce30" office:value-type="date" office:date-value="2018-11-30" calcext:value-type="date">
            <text:p>2018-11-30</text:p>
          </table:table-cell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28"/>
          <table:table-cell table:style-name="ce33"/>
          <table:table-cell table:number-columns-repeated="1019"/>
        </table:table-row>
        <table:table-row table:style-name="ro1">
          <table:table-cell table:style-name="ce26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 style:data-style-name="N2" text:time-value="18:05:04.02296329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18:05:04.251303327</dc:date>
    <meta:editing-duration>P0D</meta:editing-duration>
    <meta:editing-cycles>2</meta:editing-cycles>
    <meta:generator>LibreOffice/5.4.1.2$Linux_x86 LibreOffice_project/ea7cb86e6eeb2bf3a5af73a8f7777ac570321527</meta:generator>
    <meta:document-statistic meta:table-count="2" meta:cell-count="104" meta:object-count="0"/>
  </office:meta>
</office:document-meta>
</file>